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erviceSelector.configure( Configuration configu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impleServiceSelector.isSelectable( Object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erviceSelecto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iceSelecto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ServiceSelector.SimpleServiceSelector( String hintShortHand , Class compon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erviceSelector.releas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ServiceSelector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erviceSelector.select( Object h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